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eea0ab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1992.44</text:p>
          </table:table-cell>
          <table:table-cell table:style-name="ce38" office:value-type="string" calcext:value-type="string">
            <text:p>+6435</text:p>
          </table:table-cell>
          <table:table-cell table:style-name="ce38" office:value-type="string" calcext:value-type="string">
            <text:p>+4007</text:p>
          </table:table-cell>
          <table:table-cell table:number-columns-repeated="2"/>
          <table:table-cell table:style-name="ce38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office:value-type="string" calcext:value-type="string">
            <text:p>-876</text:p>
          </table:table-cell>
          <table:table-cell office:value-type="string" calcext:value-type="string">
            <text:p>-1884.43</text:p>
          </table:table-cell>
          <table:table-cell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6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 table:number-columns-repeated="7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 table:number-rows-repeated="10483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1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6">00.00.0000</text:date>, <text:time style:data-style-name="N2" text:time-value="23:39:02.17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26T23:21:10.114000000</dc:date>
    <meta:editing-duration>P8DT34M35S</meta:editing-duration>
    <meta:editing-cycles>3580</meta:editing-cycles>
    <meta:document-statistic meta:table-count="6" meta:cell-count="9839" meta:object-count="0"/>
    <meta:user-defined meta:name="qrichtext">1</meta:user-defined>
  </office:meta>
</office:document-meta>
</file>